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Module Title:</text:span></text:span><text:span text:style-name="T1"> Exploiting Wired and Wireless Networks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22:07:36.559526638</meta:creation-date>
    <meta:generator>LibreOffice/25.8.3.2$Linux_X86_64 LibreOffice_project/580$Build-2</meta:generator>
    <dc:date>2025-12-20T22:09:24.208108637</dc:date>
    <meta:editing-duration>PT1M47S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6"/>
  </office:meta>
</office:document-meta>
</file>